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7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Standard">
      <style:text-properties officeooo:rsid="00124a89" officeooo:paragraph-rsid="002f6230"/>
    </style:style>
    <style:style style:name="P4" style:family="paragraph" style:parent-style-name="Standard">
      <style:text-properties officeooo:rsid="001662cd" officeooo:paragraph-rsid="00192189"/>
    </style:style>
    <style:style style:name="P5" style:family="paragraph" style:parent-style-name="Standard">
      <style:text-properties officeooo:rsid="001662cd" officeooo:paragraph-rsid="002f6230"/>
    </style:style>
    <style:style style:name="P6" style:family="paragraph" style:parent-style-name="Table_20_Contents">
      <style:text-properties officeooo:rsid="00124a89" officeooo:paragraph-rsid="00192189"/>
    </style:style>
    <style:style style:name="P7" style:family="paragraph" style:parent-style-name="Table_20_Contents">
      <style:text-properties officeooo:rsid="00124a89" officeooo:paragraph-rsid="00266434"/>
    </style:style>
    <style:style style:name="P8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2189" officeooo:paragraph-rsid="00192189" fo:background-color="transparent" style:font-weight-asian="bold" style:font-weight-complex="bold"/>
    </style:style>
    <style:style style:name="P9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10" style:family="paragraph" style:parent-style-name="Table_20_Contents">
      <style:text-properties style:font-name="helevetica" officeooo:rsid="00124a89" officeooo:paragraph-rsid="0015d714"/>
    </style:style>
    <style:style style:name="P11" style:family="paragraph" style:parent-style-name="Table_20_Contents">
      <style:text-properties style:font-name="helevetica" fo:font-size="12pt" officeooo:rsid="00124a89" officeooo:paragraph-rsid="00192189" style:font-size-asian="12pt" style:font-size-complex="12pt"/>
    </style:style>
    <style:style style:name="P12" style:family="paragraph" style:parent-style-name="Table_20_Contents">
      <style:text-properties style:font-name="helevetica" fo:font-size="12pt" officeooo:rsid="002382c5" officeooo:paragraph-rsid="002382c5" style:font-size-asian="12pt" style:font-size-complex="12pt"/>
    </style:style>
    <style:style style:name="P13" style:family="paragraph" style:parent-style-name="Table_20_Contents">
      <style:text-properties style:font-name="helevetica" officeooo:rsid="00206f43" officeooo:paragraph-rsid="00206f43"/>
    </style:style>
    <style:style style:name="P14" style:family="paragraph" style:parent-style-name="Table_20_Contents">
      <style:text-properties style:font-name="helevetica" officeooo:rsid="002557cd" officeooo:paragraph-rsid="002557cd"/>
    </style:style>
    <style:style style:name="P15" style:family="paragraph" style:parent-style-name="Table_20_Contents">
      <style:text-properties style:font-name="helevetica" fo:font-weight="bold" officeooo:rsid="0014b94e" officeooo:paragraph-rsid="00192189" style:font-weight-asian="bold" style:font-weight-complex="bold"/>
    </style:style>
    <style:style style:name="P16" style:family="paragraph" style:parent-style-name="Table_20_Contents">
      <style:text-properties style:font-name="helevetica" fo:font-weight="bold" officeooo:rsid="00307bf2" officeooo:paragraph-rsid="00307bf2" style:font-weight-asian="bold" style:font-weight-complex="bold"/>
    </style:style>
    <style:style style:name="P17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2fdc4" officeooo:paragraph-rsid="0032fdc4" style:font-weight-asian="bold" style:font-weight-complex="bold"/>
    </style:style>
    <style:style style:name="P18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5901e" officeooo:paragraph-rsid="0035901e" style:font-weight-asian="bold" style:font-weight-complex="bold"/>
    </style:style>
    <style:style style:name="P19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bold" officeooo:rsid="002f6230" officeooo:paragraph-rsid="002f6230" fo:background-color="transparent" style:font-weight-asian="bold" style:font-weight-complex="bold"/>
    </style:style>
    <style:style style:name="P20" style:family="paragraph" style:parent-style-name="Table_20_Contents">
      <style:text-properties style:font-name="helevetica" officeooo:rsid="002865e9" officeooo:paragraph-rsid="002865e9"/>
    </style:style>
    <style:style style:name="P21" style:family="paragraph" style:parent-style-name="Table_20_Contents">
      <style:text-properties style:font-name="helevetica" officeooo:rsid="00289e26" officeooo:paragraph-rsid="00289e26"/>
    </style:style>
    <style:style style:name="P22" style:family="paragraph" style:parent-style-name="Table_20_Contents">
      <style:text-properties style:font-name="helevetica" fo:font-weight="normal" officeooo:rsid="00307bf2" officeooo:paragraph-rsid="00307bf2" style:font-weight-asian="normal" style:font-weight-complex="normal"/>
    </style:style>
    <style:style style:name="P23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33122d" officeooo:paragraph-rsid="0033122d" style:font-weight-asian="normal" style:font-weight-complex="normal"/>
    </style:style>
    <style:style style:name="P24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373e5c" officeooo:paragraph-rsid="00373e5c" style:font-weight-asian="normal" style:font-weight-complex="normal"/>
    </style:style>
    <style:style style:name="P25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2f6230" fo:background-color="transparent" style:font-weight-asian="normal" style:font-weight-complex="normal"/>
    </style:style>
    <style:style style:name="P2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35901e" fo:background-color="transparent" style:font-weight-asian="normal" style:font-weight-complex="normal"/>
    </style:style>
    <style:style style:name="P2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33bd13" officeooo:paragraph-rsid="0035901e" fo:background-color="transparent" style:font-weight-asian="normal" style:font-weight-complex="normal"/>
    </style:style>
    <style:style style:name="P28" style:family="paragraph" style:parent-style-name="Table_20_Contents">
      <style:text-properties style:font-name="helevetica" officeooo:rsid="00307bf2" officeooo:paragraph-rsid="00307bf2"/>
    </style:style>
    <style:style style:name="P29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124a89" officeooo:paragraph-rsid="00192189" style:font-size-asian="12pt" style:font-size-complex="12pt"/>
    </style:style>
    <style:style style:name="P30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395653" officeooo:paragraph-rsid="00192189" style:font-size-asian="12pt" style:font-size-complex="12pt"/>
    </style:style>
    <style:style style:name="P31" style:family="paragraph" style:parent-style-name="Table_20_Contents" style:list-style-name="L1">
      <style:text-properties style:font-name="helevetica" fo:font-size="12pt" officeooo:rsid="0014b94e" officeooo:paragraph-rsid="00192189" style:font-size-asian="12pt" style:font-size-complex="12pt"/>
    </style:style>
    <style:style style:name="P32" style:family="paragraph" style:parent-style-name="Table_20_Contents" style:list-style-name="L1">
      <style:text-properties style:font-name="helevetica" fo:font-size="12pt" officeooo:rsid="0015d714" officeooo:paragraph-rsid="00192189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font-name="helevetica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style:font-name="helevetica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font-name="helevetica" fo:font-size="12pt" fo:letter-spacing="normal" fo:font-style="normal" fo:font-weight="normal" officeooo:rsid="001c3d2e" style:font-size-asian="12pt" style:font-size-complex="12pt"/>
    </style:style>
    <style:style style:name="T5" style:family="text">
      <style:text-properties fo:font-variant="normal" fo:text-transform="none" style:font-name="helevetica" fo:font-size="12pt" fo:letter-spacing="normal" fo:font-style="normal" fo:font-weight="normal" officeooo:rsid="00165d76" style:font-size-asian="12pt" style:font-size-complex="12pt"/>
    </style:style>
    <style:style style:name="T6" style:family="text">
      <style:text-properties fo:font-variant="normal" fo:text-transform="none" style:font-name="helevetica" fo:font-size="12pt" fo:letter-spacing="normal" fo:font-style="normal" fo:font-weight="normal" officeooo:rsid="00266434" style:font-size-asian="12pt" style:font-size-complex="12pt"/>
    </style:style>
    <style:style style:name="T7" style:family="text">
      <style:text-properties fo:font-variant="normal" fo:text-transform="none" style:font-name="helevetica" fo:font-size="12pt" fo:letter-spacing="normal" fo:font-style="normal" fo:font-weight="normal" officeooo:rsid="0027b5eb" style:font-size-asian="12pt" style:font-size-complex="12pt"/>
    </style:style>
    <style:style style:name="T8" style:family="text">
      <style:text-properties fo:font-variant="normal" fo:text-transform="none" style:font-name="helevetica" fo:font-size="12pt" fo:letter-spacing="normal" fo:font-style="normal" fo:font-weight="normal" officeooo:rsid="0027f7b6" style:font-size-asian="12pt" style:font-size-complex="12pt"/>
    </style:style>
    <style:style style:name="T9" style:family="text">
      <style:text-properties fo:font-variant="normal" fo:text-transform="none" style:font-name="helevetica" fo:font-size="12pt" fo:letter-spacing="normal" fo:font-style="normal" fo:font-weight="normal" officeooo:rsid="002cb477" style:font-size-asian="12pt" style:font-size-complex="12pt"/>
    </style:style>
    <style:style style:name="T10" style:family="text">
      <style:text-properties fo:font-variant="normal" fo:text-transform="none" style:font-name="helevetica" fo:font-size="12pt" fo:letter-spacing="normal" fo:font-style="normal" fo:font-weight="normal" officeooo:rsid="002f6230" style:font-size-asian="12pt" style:font-size-complex="12pt"/>
    </style:style>
    <style:style style:name="T11" style:family="text">
      <style:text-properties fo:font-variant="normal" fo:text-transform="none" style:font-name="helevetica" fo:font-size="12pt" fo:letter-spacing="normal" fo:font-style="normal" fo:font-weight="normal" officeooo:rsid="00395653" style:font-size-asian="12pt" style:font-size-complex="12pt"/>
    </style:style>
    <style:style style:name="T12" style:family="text">
      <style:text-properties fo:font-variant="normal" fo:text-transform="none" style:font-name="helevetica" fo:font-size="12pt" fo:letter-spacing="normal" style:font-size-asian="12pt" style:font-size-complex="12pt"/>
    </style:style>
    <style:style style:name="T13" style:family="text">
      <style:text-properties officeooo:rsid="0015d714"/>
    </style:style>
    <style:style style:name="T14" style:family="text">
      <style:text-properties officeooo:rsid="00165d7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382c5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2382c5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43a38" style:font-weight-asian="normal" style:font-weight-complex="normal"/>
    </style:style>
    <style:style style:name="T21" style:family="text">
      <style:text-properties fo:font-weight="normal" officeooo:rsid="003153e7" style:font-weight-asian="normal" style:font-weight-complex="normal"/>
    </style:style>
    <style:style style:name="T22" style:family="text">
      <style:text-properties officeooo:rsid="002865e9"/>
    </style:style>
    <style:style style:name="T23" style:family="text">
      <style:text-properties officeooo:rsid="00289e26"/>
    </style:style>
    <style:style style:name="T24" style:family="text">
      <style:text-properties officeooo:rsid="002a10de"/>
    </style:style>
    <style:style style:name="T25" style:family="text">
      <style:text-properties officeooo:rsid="002df6d4"/>
    </style:style>
    <style:style style:name="T26" style:family="text">
      <style:text-properties officeooo:rsid="002e0533"/>
    </style:style>
    <style:style style:name="T27" style:family="text">
      <style:text-properties officeooo:rsid="002f6230"/>
    </style:style>
    <style:style style:name="T28" style:family="text">
      <style:text-properties officeooo:rsid="003153e7"/>
    </style:style>
    <style:style style:name="T29" style:family="text">
      <style:text-properties officeooo:rsid="0033bd13"/>
    </style:style>
    <style:style style:name="T30" style:family="text">
      <style:text-properties officeooo:rsid="003de584"/>
    </style:style>
    <style:style style:name="T31" style:family="text">
      <style:text-properties officeooo:rsid="003e1e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>Cas d’utilisation N°2</text:p>
          </table:table-cell>
        </table:table-row>
        <table:table-row>
          <table:table-cell table:style-name="Table4.A2" office:value-type="string">
            <text:p text:style-name="P12"><text:span text:style-name="T15">Nom : </text:span><text:span text:style-name="T19">Commander une pizza (package : interface </text:span><text:span text:style-name="T20">client</text:span><text:span text:style-name="T19">)</text:span></text:p>
            <text:p text:style-name="P11"><text:span text:style-name="T15">Acteur </text:span>: Client</text:p>
            <text:p text:style-name="P6"><text:span text:style-name="Strong_20_Emphasis"><text:span text:style-name="T2">Description</text:span></text:span><text:span text:style-name="T12"> </text:span><text:span text:style-name="T3">: Le client </text:span><text:span text:style-name="T9">doit pouvoir </text:span><text:span text:style-name="T11">s’il le souhaite</text:span><text:span text:style-name="T9"> commander </text:span><text:span text:style-name="T11">une pizza en ligne</text:span></text:p>
            <text:p text:style-name="P30"/>
            <text:p text:style-name="P29"><text:span text:style-name="T15">Auteur </text:span>: <text:span text:style-name="T31">Thomas</text:span></text:p>
            <text:p text:style-name="P29"><text:span text:style-name="T15">Date </text:span>: 1<text:span text:style-name="T13">3</text:span> juillet 2018</text:p>
            <text:p text:style-name="P29"/>
            <text:p text:style-name="P7"><text:span text:style-name="Strong_20_Emphasis"><text:span text:style-name="T2">Pré-conditions</text:span></text:span><text:span text:style-name="T3"> : Le client doit </text:span><text:span text:style-name="T4">s’être authentifié </text:span></text:p>
            <text:p text:style-name="P7"><text:span text:style-name="T3">(cas d’utilisation : « </text:span><text:span text:style-name="T5">S’authentifier </text:span><text:span text:style-name="T6">»</text:span><text:span text:style-name="T3"> </text:span><text:span text:style-name="T6">- </text:span><text:span text:style-name="T3">package  « </text:span><text:span text:style-name="T5">I</text:span><text:span text:style-name="T3">nterface </text:span><text:span text:style-name="T5">Client</text:span><text:span text:style-name="T3">»)</text:span></text:p>
            <text:p text:style-name="P6"><text:span text:style-name="Strong_20_Emphasis"><text:span text:style-name="T2">Démarrage</text:span></text:span><text:span text:style-name="T3"> : L’utilisateur </text:span><text:span text:style-name="T7">se rend sur le site, et s’est « authentifi</text:span><text:span text:style-name="T10">é</text:span><text:span text:style-name="T7"> », </text:span><text:span text:style-name="T8">il demande la page « notre catalogue de pizzas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Le scénario nominal</text:p>
          </table:table-cell>
        </table:table-row>
        <table:table-row>
          <table:table-cell table:style-name="Table2.A2" office:value-type="string">
            <text:p text:style-name="P10"><text:span text:style-name="T15">1 Le </text:span><text:span text:style-name="T16">système</text:span> affiche <text:span text:style-name="T14">la liste de </text:span>pizzas disponibles</text:p>
            <text:p text:style-name="P10"><text:span text:style-name="T17">2 l’utilisateur</text:span> <text:span text:style-name="T30">sélectionne sa pizza.</text:span></text:p>
            <text:p text:style-name="P10"><text:span text:style-name="T17">3 l’utilisateur</text:span> <text:span text:style-name="T14">indique la quantité de pizza souhaitées.</text:span></text:p>
            <text:p text:style-name="P10"><text:span text:style-name="T17">4 l’utilisateur</text:span> <text:span text:style-name="T14">valide sa commande</text:span></text:p>
            <text:p text:style-name="P13"><text:span text:style-name="T15">5 </text:span><text:span text:style-name="T16">Le s</text:span><text:span text:style-name="T15">ystème</text:span> calcul<text:span text:style-name="T25">e</text:span> le temps néc<text:span text:style-name="T26">e</text:span>ssaire pour préparer la commande.</text:p>
            <text:p text:style-name="P13"><text:span text:style-name="T15">6 </text:span><text:span text:style-name="T16">Le système</text:span><text:span text:style-name="T18"> demande au client s’il est d’accord pour le délai proposé</text:span></text:p>
            <text:p text:style-name="P14"><text:span text:style-name="T17">7 l’utilisateur</text:span> valide la commande avec le temps indiqué.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Les scénarios <text:span text:style-name="T22">d’exceptions</text:span></text:p>
          </table:table-cell>
        </table:table-row>
        <table:table-row>
          <table:table-cell table:style-name="Table3.A2" office:value-type="string">
            <text:p text:style-name="P20">2.a l’utilisateur décide de quitter le catalogue de pizza</text:p>
            <text:p text:style-name="P20">3.a l’utilisateur <text:span text:style-name="T23">annule son choix</text:span></text:p>
            <text:p text:style-name="P21">3.b l’utilisateur change son choix de pizza</text:p>
            <text:p text:style-name="P21">4.b l’utilisateur annule sa commande.</text:p>
            <text:p text:style-name="P20">7.a l’utilisateur refuse le temps indiqué et annule sa commande.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Fin : Scénario nominal, sur <text:span text:style-name="T27">décision</text:span> de l’utilisateur aux étapes 2,3,<text:span text:style-name="T24">4</text:span> ou <text:span text:style-name="T24">7</text:span></text:p>
          </table:table-cell>
        </table:table-row>
        <table:table-row>
          <table:table-cell table:style-name="Table5.A2" office:value-type="string">
            <text:p text:style-name="P15">Post condition : </text:p>
            <text:p text:style-name="P15"/>
            <text:list xml:id="list5759548199661023361" text:style-name="L1">
              <text:list-item>
                <text:p text:style-name="P31"><text:span text:style-name="T1">Scénario nominal : </text:span><text:span text:style-name="T13"> </text:span>l’utilisateur reçoit une facture imprimable de sa commande, le tout est enregistré dans la base de données, <text:span text:style-name="T18">la commande est passé.</text:span></text:p>
              </text:list-item>
              <text:list-item>
                <text:p text:style-name="P32"><text:span text:style-name="T1">Scénario d’exception : </text:span>Le client reçoit un message d’au revoir et la commande n’est pas enregistré<text:span text:style-name="T26">e</text:span>.</text:p>
              </text:list-item>
            </text:list>
          </table:table-cell>
        </table:table-row>
      </table:table>
      <text:p text:style-name="P4"/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Ergonomie :</text:p>
            <text:p text:style-name="P26">D<text:span text:style-name="T29">es messages d’informations (concernant la validation de la commande)</text:span></text:p>
            <text:p text:style-name="P27">seront affichés sous forme de popup</text:p>
            <text:p text:style-name="P25"/>
          </table:table-cell>
        </table:table-row>
        <table:table-row>
          <table:table-cell table:style-name="Table1.A2" office:value-type="string">
            <text:p text:style-name="P16">Performance attendue</text:p>
            <text:p text:style-name="P22"><text:span text:style-name="T28">-</text:span>Après avoir <text:span text:style-name="T30">sélectionné</text:span> sa pizza, le système affiche en moins de 5 secondes <text:soft-page-break/>la page suivante pour valider <text:span text:style-name="T28">l</text:span>a commande</text:p>
            <text:p text:style-name="P28"><text:span text:style-name="T21">-</text:span><text:span text:style-name="T19">Le système indique en moins de 30 secondes (maximum) le temps nécessaire pour préparer la commande.</text:span></text:p>
          </table:table-cell>
        </table:table-row>
        <table:table-row table:style-name="Table1.3">
          <table:table-cell table:style-name="Table1.A3" office:value-type="string">
            <text:p text:style-name="P17">Problèmes non résolues ou non évoqués :</text:p>
            <text:p text:style-name="P23">Le client doit’il pouvoir personnaliser sa pizza ?</text:p>
            <text:p text:style-name="P24">Le client pourrait t’il constituer un pannier de pizza avant de s’être connecté.</text:p>
            <text:p text:style-name="P1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8-05T18:45:45.277793687</dc:date>
    <meta:editing-duration>PT1H16M37S</meta:editing-duration>
    <meta:editing-cycles>38</meta:editing-cycles>
    <meta:generator>LibreOffice/5.1.6.2$Linux_X86_64 LibreOffice_project/10m0$Build-2</meta:generator>
    <meta:document-statistic meta:table-count="5" meta:image-count="0" meta:object-count="0" meta:page-count="2" meta:paragraph-count="36" meta:word-count="321" meta:character-count="1970" meta:non-whitespace-character-count="1683"/>
  </office:meta>
</office:document-meta>
</file>